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keep-together="auto" fo:orphans="0" fo:widows="0" fo:padding="0in" fo:border="none" fo:keep-with-next="auto"/>
    </style:style>
    <style:style style:name="P2" style:family="paragraph" style:parent-style-name="Standard" style:master-page-name="Standard">
      <style:paragraph-properties fo:margin-top="0in" fo:margin-bottom="0in" loext:contextual-spacing="false" fo:keep-together="auto" fo:orphans="0" fo:widows="0" style:page-number="1" fo:padding="0in" fo:border="none" fo:keep-with-next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Don’t throw away data</text:p>
      <text:p text:style-name="P1">2. Don’t return the same value that was passed in</text:p>
      <text:p text:style-name="P1">3. To convert pure code to monadic, start by returning pure functions in the monad instead of trying to move just the pure function’s return value into the monad.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44" meta:character-count="236" meta:non-whitespace-character-count="194"/>
    <meta:generator>LibreOfficeDev/5.1.0.3$Linux_X86_64 LibreOffice_project/</meta:generator>
  </office:meta>
</office:document-meta>
</file>